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e1b17" officeooo:paragraph-rsid="000e1b17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Standard">
      <style:text-properties officeooo:rsid="000e1b17" officeooo:paragraph-rsid="000e1b17"/>
    </style:style>
    <style:style style:name="P33" style:family="paragraph" style:parent-style-name="Heading_20_3">
      <style:paragraph-properties fo:text-align="center" style:justify-single-word="false"/>
      <style:text-properties officeooo:rsid="0010aa46" officeooo:paragraph-rsid="0010aa46"/>
    </style:style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 style:list-style-name="L17">
      <style:paragraph-properties fo:margin-top="0cm" fo:margin-bottom="0cm" style:contextual-spacing="false"/>
    </style:style>
    <style:style style:name="P37" style:family="paragraph" style:parent-style-name="Text_20_body" style:list-style-name="L17"/>
    <style:style style:name="P38" style:family="paragraph" style:parent-style-name="Text_20_body" style:list-style-name="L18">
      <style:paragraph-properties fo:margin-top="0cm" fo:margin-bottom="0cm" style:contextual-spacing="false"/>
    </style:style>
    <style:style style:name="P39" style:family="paragraph" style:parent-style-name="Text_20_body" style:list-style-name="L18"/>
    <style:style style:name="P40" style:family="paragraph" style:parent-style-name="Text_20_body" style:list-style-name="L19">
      <style:paragraph-properties fo:margin-top="0cm" fo:margin-bottom="0cm" style:contextual-spacing="false"/>
    </style:style>
    <style:style style:name="P41" style:family="paragraph" style:parent-style-name="Text_20_body" style:list-style-name="L19"/>
    <style:style style:name="P42" style:family="paragraph" style:parent-style-name="Text_20_body" style:list-style-name="L20">
      <style:paragraph-properties fo:margin-top="0cm" fo:margin-bottom="0cm" style:contextual-spacing="false"/>
    </style:style>
    <style:style style:name="P43" style:family="paragraph" style:parent-style-name="Text_20_body" style:list-style-name="L20"/>
    <style:style style:name="P44" style:family="paragraph" style:parent-style-name="Text_20_body" style:list-style-name="L21">
      <style:paragraph-properties fo:margin-top="0cm" fo:margin-bottom="0cm" style:contextual-spacing="false"/>
    </style:style>
    <style:style style:name="P45" style:family="paragraph" style:parent-style-name="Text_20_body" style:list-style-name="L21"/>
    <style:style style:name="P46" style:family="paragraph" style:parent-style-name="Heading_20_3">
      <style:paragraph-properties fo:text-align="center" style:justify-single-word="false"/>
    </style:style>
    <style:style style:name="P47" style:family="paragraph" style:parent-style-name="Text_20_body" style:list-style-name="L22">
      <style:paragraph-properties fo:margin-top="0cm" fo:margin-bottom="0cm" style:contextual-spacing="false"/>
    </style:style>
    <style:style style:name="P48" style:family="paragraph" style:parent-style-name="Text_20_body" style:list-style-name="L22"/>
    <style:style style:name="P49" style:family="paragraph" style:parent-style-name="Text_20_body" style:list-style-name="L23">
      <style:paragraph-properties fo:margin-top="0cm" fo:margin-bottom="0cm" style:contextual-spacing="false"/>
    </style:style>
    <style:style style:name="P50" style:family="paragraph" style:parent-style-name="Text_20_body" style:list-style-name="L23"/>
    <style:style style:name="P51" style:family="paragraph" style:parent-style-name="Text_20_body" style:list-style-name="L24">
      <style:paragraph-properties fo:margin-top="0cm" fo:margin-bottom="0cm" style:contextual-spacing="false"/>
    </style:style>
    <style:style style:name="P52" style:family="paragraph" style:parent-style-name="Text_20_body" style:list-style-name="L24"/>
    <style:style style:name="P53" style:family="paragraph" style:parent-style-name="Text_20_body" style:list-style-name="L25">
      <style:paragraph-properties fo:margin-top="0cm" fo:margin-bottom="0cm" style:contextual-spacing="false"/>
    </style:style>
    <style:style style:name="P54" style:family="paragraph" style:parent-style-name="Text_20_body" style:list-style-name="L25"/>
    <style:style style:name="P55" style:family="paragraph" style:parent-style-name="Text_20_body" style:list-style-name="L26">
      <style:paragraph-properties fo:margin-top="0cm" fo:margin-bottom="0cm" style:contextual-spacing="false"/>
    </style:style>
    <style:style style:name="P56" style:family="paragraph" style:parent-style-name="Text_20_body" style:list-style-name="L26"/>
    <style:style style:name="P57" style:family="paragraph" style:parent-style-name="Text_20_body" style:list-style-name="L27">
      <style:paragraph-properties fo:margin-top="0cm" fo:margin-bottom="0cm" style:contextual-spacing="false"/>
    </style:style>
    <style:style style:name="P58" style:family="paragraph" style:parent-style-name="Text_20_body" style:list-style-name="L27"/>
    <style:style style:name="P59" style:family="paragraph" style:parent-style-name="Text_20_body" style:list-style-name="L28">
      <style:paragraph-properties fo:margin-top="0cm" fo:margin-bottom="0cm" style:contextual-spacing="false"/>
    </style:style>
    <style:style style:name="P60" style:family="paragraph" style:parent-style-name="Text_20_body" style:list-style-name="L28"/>
    <style:style style:name="P61" style:family="paragraph" style:parent-style-name="Text_20_body" style:list-style-name="L29">
      <style:paragraph-properties fo:margin-top="0cm" fo:margin-bottom="0cm" style:contextual-spacing="false"/>
    </style:style>
    <style:style style:name="P62" style:family="paragraph" style:parent-style-name="Text_20_body" style:list-style-name="L29"/>
    <style:style style:name="P63" style:family="paragraph" style:parent-style-name="Text_20_body" style:list-style-name="L30">
      <style:paragraph-properties fo:margin-top="0cm" fo:margin-bottom="0cm" style:contextual-spacing="false"/>
    </style:style>
    <style:style style:name="P64" style:family="paragraph" style:parent-style-name="Text_20_body" style:list-style-name="L30"/>
    <style:style style:name="P65" style:family="paragraph" style:parent-style-name="Text_20_body" style:list-style-name="L31">
      <style:paragraph-properties fo:margin-top="0cm" fo:margin-bottom="0cm" style:contextual-spacing="false"/>
    </style:style>
    <style:style style:name="P66" style:family="paragraph" style:parent-style-name="Text_20_body" style:list-style-name="L31"/>
    <style:style style:name="P67" style:family="paragraph" style:parent-style-name="Text_20_body" style:list-style-name="L32">
      <style:paragraph-properties fo:margin-top="0cm" fo:margin-bottom="0cm" style:contextual-spacing="false"/>
    </style:style>
    <style:style style:name="P68" style:family="paragraph" style:parent-style-name="Text_20_body" style:list-style-name="L32"/>
    <style:style style:name="P69" style:family="paragraph" style:parent-style-name="Text_20_body" style:list-style-name="L33">
      <style:paragraph-properties fo:margin-top="0cm" fo:margin-bottom="0cm" style:contextual-spacing="false"/>
    </style:style>
    <style:style style:name="P70" style:family="paragraph" style:parent-style-name="Text_20_body" style:list-style-name="L33"/>
    <style:style style:name="P71" style:family="paragraph" style:parent-style-name="Text_20_body" style:list-style-name="L34">
      <style:paragraph-properties fo:margin-top="0cm" fo:margin-bottom="0cm" style:contextual-spacing="false"/>
    </style:style>
    <style:style style:name="P72" style:family="paragraph" style:parent-style-name="Text_20_body" style:list-style-name="L34"/>
    <style:style style:name="P73" style:family="paragraph" style:parent-style-name="Text_20_body" style:list-style-name="L35">
      <style:paragraph-properties fo:margin-top="0cm" fo:margin-bottom="0cm" style:contextual-spacing="false"/>
    </style:style>
    <style:style style:name="P74" style:family="paragraph" style:parent-style-name="Text_20_body" style:list-style-name="L35"/>
    <style:style style:name="P75" style:family="paragraph" style:parent-style-name="Text_20_body" style:list-style-name="L36">
      <style:paragraph-properties fo:margin-top="0cm" fo:margin-bottom="0cm" style:contextual-spacing="false"/>
    </style:style>
    <style:style style:name="P76" style:family="paragraph" style:parent-style-name="Text_20_body" style:list-style-name="L36"/>
    <style:style style:name="P77" style:family="paragraph" style:parent-style-name="Text_20_body" style:list-style-name="L37">
      <style:paragraph-properties fo:margin-top="0cm" fo:margin-bottom="0cm" style:contextual-spacing="false"/>
    </style:style>
    <style:style style:name="P78" style:family="paragraph" style:parent-style-name="Text_20_body" style:list-style-name="L37"/>
    <style:style style:name="P79" style:family="paragraph" style:parent-style-name="Text_20_body" style:list-style-name="L38">
      <style:paragraph-properties fo:margin-top="0cm" fo:margin-bottom="0cm" style:contextual-spacing="false"/>
    </style:style>
    <style:style style:name="P80" style:family="paragraph" style:parent-style-name="Text_20_body" style:list-style-name="L38"/>
    <style:style style:name="P81" style:family="paragraph" style:parent-style-name="Text_20_body" style:list-style-name="L39">
      <style:paragraph-properties fo:margin-top="0cm" fo:margin-bottom="0cm" style:contextual-spacing="false"/>
    </style:style>
    <style:style style:name="P82" style:family="paragraph" style:parent-style-name="Text_20_body" style:list-style-name="L39"/>
    <style:style style:name="P83" style:family="paragraph" style:parent-style-name="Text_20_body" style:list-style-name="L40">
      <style:paragraph-properties fo:margin-top="0cm" fo:margin-bottom="0cm" style:contextual-spacing="false"/>
    </style:style>
    <style:style style:name="P84" style:family="paragraph" style:parent-style-name="Text_20_body" style:list-style-name="L40"/>
    <style:style style:name="P85" style:family="paragraph" style:parent-style-name="Text_20_body" style:list-style-name="L41">
      <style:paragraph-properties fo:margin-top="0cm" fo:margin-bottom="0cm" style:contextual-spacing="false"/>
    </style:style>
    <style:style style:name="P86" style:family="paragraph" style:parent-style-name="Text_20_body" style:list-style-name="L41"/>
    <style:style style:name="P87" style:family="paragraph" style:parent-style-name="Text_20_body" style:list-style-name="L42">
      <style:paragraph-properties fo:margin-top="0cm" fo:margin-bottom="0cm" style:contextual-spacing="false"/>
    </style:style>
    <style:style style:name="P88" style:family="paragraph" style:parent-style-name="Text_20_body" style:list-style-name="L42"/>
    <style:style style:name="P89" style:family="paragraph" style:parent-style-name="Text_20_body" style:list-style-name="L43">
      <style:paragraph-properties fo:margin-top="0cm" fo:margin-bottom="0cm" style:contextual-spacing="false"/>
    </style:style>
    <style:style style:name="P90" style:family="paragraph" style:parent-style-name="Text_20_body" style:list-style-name="L43"/>
    <style:style style:name="P91" style:family="paragraph" style:parent-style-name="Text_20_body" style:list-style-name="L44">
      <style:paragraph-properties fo:margin-top="0cm" fo:margin-bottom="0cm" style:contextual-spacing="false"/>
    </style:style>
    <style:style style:name="P92" style:family="paragraph" style:parent-style-name="Text_20_body" style:list-style-name="L44"/>
    <style:style style:name="P93" style:family="paragraph" style:parent-style-name="Text_20_body" style:list-style-name="L45">
      <style:paragraph-properties fo:margin-top="0cm" fo:margin-bottom="0cm" style:contextual-spacing="false"/>
    </style:style>
    <style:style style:name="P94" style:family="paragraph" style:parent-style-name="Text_20_body" style:list-style-name="L45"/>
    <style:style style:name="P95" style:family="paragraph" style:parent-style-name="Standard">
      <style:paragraph-properties fo:text-align="center" style:justify-single-word="false"/>
      <style:text-properties officeooo:paragraph-rsid="000e1b17"/>
    </style:style>
    <style:style style:name="T1" style:family="text">
      <style:text-properties officeooo:rsid="000e1b1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line-break/><text:line-break/>1. <text:span text:style-name="Strong_20_Emphasis">Acide aminocaproïque</text:span></text:h>
      <text:list text:style-name="L1">
        <text:list-item>
          <text:p text:style-name="P2"><text:span text:style-name="Strong_20_Emphasis">Utilisation</text:span> : Agent hémostatique pour prévenir ou traiter les saignements, notamment après une chirurgie ou dans certaines conditions hémorragiques.</text:p>
        </text:list-item>
        <text:list-item>
          <text:p text:style-name="P2"><text:span text:style-name="Strong_20_Emphasis">Mécanisme d'action</text:span> : Inhibe la fibrinolyse en se liant à la plasmine et en empêchant la dégradation de la fibrine.</text:p>
        </text:list-item>
        <text:list-item>
          <text:p text:style-name="P2"><text:span text:style-name="Strong_20_Emphasis">Indications</text:span> : Saignements post-opératoires, troubles de la coagulation, saignements liés à des traumatismes.</text:p>
        </text:list-item>
        <text:list-item>
          <text:p text:style-name="P3"><text:span text:style-name="Strong_20_Emphasis">Effets secondaires</text:span> : Nausées, vomissements, diarrhée, réactions allergiques.</text:p>
        </text:list-item>
      </text:list>
      <text:p text:style-name="Horizontal_20_Line"/>
      <text:h text:style-name="Heading_20_3" text:outline-level="3">2. <text:span text:style-name="Strong_20_Emphasis">Acide tranexamique</text:span></text:h>
      <text:list text:style-name="L2">
        <text:list-item>
          <text:p text:style-name="P4"><text:span text:style-name="Strong_20_Emphasis">Utilisation</text:span> : Agent antifibrinolytique utilisé pour traiter les saignements.</text:p>
        </text:list-item>
        <text:list-item>
          <text:p text:style-name="P4"><text:span text:style-name="Strong_20_Emphasis">Mécanisme d'action</text:span> : Inhibe la fibrinolyse en bloquant les sites de liaison de la plasmine sur la fibrine.</text:p>
        </text:list-item>
        <text:list-item>
          <text:p text:style-name="P4"><text:span text:style-name="Strong_20_Emphasis">Indications</text:span> : Saignements menstruels abondants, chirurgie, traumatismes.</text:p>
        </text:list-item>
        <text:list-item>
          <text:p text:style-name="P5"><text:span text:style-name="Strong_20_Emphasis">Effets secondaires</text:span> : Troubles gastro-intestinaux, céphalées, vertiges, risque de thrombose.</text:p>
        </text:list-item>
      </text:list>
      <text:p text:style-name="Horizontal_20_Line"/>
      <text:h text:style-name="Heading_20_3" text:outline-level="3">3. <text:span text:style-name="Strong_20_Emphasis">Etomidate</text:span></text:h>
      <text:list text:style-name="L3">
        <text:list-item>
          <text:p text:style-name="P6"><text:span text:style-name="Strong_20_Emphasis">Utilisation</text:span> : Anesthésique général pour l'induction de l'anesthésie.</text:p>
        </text:list-item>
        <text:list-item>
          <text:p text:style-name="P6"><text:span text:style-name="Strong_20_Emphasis">Mécanisme d'action</text:span> : Agit sur les récepteurs GABA-A, induisant une sédation rapide.</text:p>
        </text:list-item>
        <text:list-item>
          <text:p text:style-name="P6"><text:span text:style-name="Strong_20_Emphasis">Indications</text:span> : Induction d'anesthésie, sédation en soins intensifs.</text:p>
        </text:list-item>
        <text:list-item>
          <text:p text:style-name="P7"><text:span text:style-name="Strong_20_Emphasis">Effets secondaires</text:span> : Douleurs au site d'injection, myoclonies, dépression respiratoire, effets sur les glandes surrénales.</text:p>
        </text:list-item>
      </text:list>
      <text:p text:style-name="Horizontal_20_Line"/>
      <text:h text:style-name="Heading_20_3" text:outline-level="3">4. <text:span text:style-name="Strong_20_Emphasis">Analgésique (groupe général)</text:span></text:h>
      <text:list text:style-name="L4">
        <text:list-item>
          <text:p text:style-name="P8"><text:span text:style-name="Strong_20_Emphasis">Utilisation</text:span> : Soulagement de la douleur, peut inclure une variété de médicaments tels que les AINS, opioïdes, etc.</text:p>
        </text:list-item>
        <text:list-item>
          <text:p text:style-name="P8"><text:span text:style-name="Strong_20_Emphasis">Mécanisme d'action</text:span> : Varie selon le type (inhibition de la synthèse des prostaglandines pour les AINS, liaison aux récepteurs opioïdes pour les opioïdes).</text:p>
        </text:list-item>
        <text:list-item>
          <text:p text:style-name="P8"><text:span text:style-name="Strong_20_Emphasis">Indications</text:span> : Douleurs aiguës ou chroniques.</text:p>
        </text:list-item>
        <text:list-item>
          <text:p text:style-name="P9"><text:span text:style-name="Strong_20_Emphasis">Effets secondaires</text:span> : Dépend du type de médicament, peut inclure nausées, constipation (opiacés), effets secondaires gastro-intestinaux (AINS).</text:p>
        </text:list-item>
      </text:list>
      <text:p text:style-name="Horizontal_20_Line"/>
      <text:h text:style-name="Heading_20_3" text:outline-level="3">5. <text:span text:style-name="Strong_20_Emphasis">Capsules de Pervitine (Métamphétamine)</text:span></text:h>
      <text:list text:style-name="L5">
        <text:list-item>
          <text:p text:style-name="P10"><text:span text:style-name="Strong_20_Emphasis">Utilisation</text:span> : Stimulant du système nerveux central, utilisé à des fins récréatives.</text:p>
        </text:list-item>
        <text:list-item>
          <text:p text:style-name="P10"><text:span text:style-name="Strong_20_Emphasis">Mécanisme d'action</text:span> : Augmente la libération de neurotransmetteurs comme la dopamine et la noradrénaline.</text:p>
        </text:list-item>
        <text:list-item>
          <text:p text:style-name="P10"><text:soft-page-break/><text:span text:style-name="Strong_20_Emphasis">Indications</text:span> : Utilisation récréative, mais a également été utilisée dans certains cas de narcolepsie.</text:p>
        </text:list-item>
        <text:list-item>
          <text:p text:style-name="P11"><text:span text:style-name="Strong_20_Emphasis">Effets secondaires</text:span> : Dépendance, anxiété, insomnie, augmentation de la pression artérielle, risques cardiovasculaires.</text:p>
        </text:list-item>
      </text:list>
      <text:p text:style-name="Horizontal_20_Line"/>
      <text:h text:style-name="Heading_20_3" text:outline-level="3">6. <text:span text:style-name="Strong_20_Emphasis">Coag-Sense (dispositif)</text:span></text:h>
      <text:list text:style-name="L6">
        <text:list-item>
          <text:p text:style-name="P12"><text:span text:style-name="Strong_20_Emphasis">Utilisation</text:span> : Test de coagulation pour mesurer le temps de prothrombine (TP) et l'INR.</text:p>
        </text:list-item>
        <text:list-item>
          <text:p text:style-name="P12"><text:span text:style-name="Strong_20_Emphasis">Mécanisme d'action</text:span> : Évaluation mécanique de la coagulation du sang.</text:p>
        </text:list-item>
        <text:list-item>
          <text:p text:style-name="P12"><text:span text:style-name="Strong_20_Emphasis">Indications</text:span> : Suivi des patients sous anticoagulants.</text:p>
        </text:list-item>
        <text:list-item>
          <text:p text:style-name="P13"><text:span text:style-name="Strong_20_Emphasis">Effets secondaires</text:span> : Aucun en tant que dispositif, mais des erreurs de mesure peuvent entraîner des ajustements incorrects de la thérapie anticoagulante.</text:p>
        </text:list-item>
      </text:list>
      <text:p text:style-name="Horizontal_20_Line"/>
      <text:h text:style-name="Heading_20_3" text:outline-level="3">7. <text:span text:style-name="Strong_20_Emphasis">Fentanyl</text:span></text:h>
      <text:list text:style-name="L7">
        <text:list-item>
          <text:p text:style-name="P14"><text:span text:style-name="Strong_20_Emphasis">Utilisation</text:span> : Analgésique opioïde puissant.</text:p>
        </text:list-item>
        <text:list-item>
          <text:p text:style-name="P14"><text:span text:style-name="Strong_20_Emphasis">Mécanisme d'action</text:span> : Se lie aux récepteurs opioïdes mu, bloquant la transmission de la douleur.</text:p>
        </text:list-item>
        <text:list-item>
          <text:p text:style-name="P14"><text:span text:style-name="Strong_20_Emphasis">Indications</text:span> : Douleurs aiguës et chroniques, anesthésie.</text:p>
        </text:list-item>
        <text:list-item>
          <text:p text:style-name="P15"><text:span text:style-name="Strong_20_Emphasis">Effets secondaires</text:span> : Dépression respiratoire, somnolence, constipation, risque de dépendance.</text:p>
        </text:list-item>
      </text:list>
      <text:p text:style-name="Horizontal_20_Line"/>
      <text:h text:style-name="Heading_20_3" text:outline-level="3">8. <text:span text:style-name="Strong_20_Emphasis">Flumazénil</text:span></text:h>
      <text:list text:style-name="L8">
        <text:list-item>
          <text:p text:style-name="P16"><text:span text:style-name="Strong_20_Emphasis">Utilisation</text:span> : Antidote pour surdosage en benzodiazépines.</text:p>
        </text:list-item>
        <text:list-item>
          <text:p text:style-name="P16"><text:span text:style-name="Strong_20_Emphasis">Mécanisme d'action</text:span> : Antagoniste des récepteurs benzodiazépines, inversant les effets sédatifs.</text:p>
        </text:list-item>
        <text:list-item>
          <text:p text:style-name="P16"><text:span text:style-name="Strong_20_Emphasis">Indications</text:span> : Surdosage en benzodiazépines, réveil après anesthésie.</text:p>
        </text:list-item>
        <text:list-item>
          <text:p text:style-name="P17"><text:span text:style-name="Strong_20_Emphasis">Effets secondaires</text:span> : Crises convulsives, anxiété, nausées, risque de récidive de sédation.</text:p>
        </text:list-item>
      </text:list>
      <text:p text:style-name="Horizontal_20_Line"/>
      <text:h text:style-name="Heading_20_3" text:outline-level="3">9. <text:span text:style-name="Strong_20_Emphasis">Kétamine</text:span></text:h>
      <text:list text:style-name="L9">
        <text:list-item>
          <text:p text:style-name="P18"><text:span text:style-name="Strong_20_Emphasis">Utilisation</text:span> : Anesthésique dissociatif et traitement de la dépression résistante.</text:p>
        </text:list-item>
        <text:list-item>
          <text:p text:style-name="P18"><text:span text:style-name="Strong_20_Emphasis">Mécanisme d'action</text:span> : Bloque les récepteurs NMDA, provoquant une dissociation et une analgésie.</text:p>
        </text:list-item>
        <text:list-item>
          <text:p text:style-name="P18"><text:span text:style-name="Strong_20_Emphasis">Indications</text:span> : Anesthésie générale, traitement de la douleur et dépression.</text:p>
        </text:list-item>
        <text:list-item>
          <text:p text:style-name="P19"><text:span text:style-name="Strong_20_Emphasis">Effets secondaires</text:span> : Dissociation, hallucinations, hypertension, nausées.</text:p>
        </text:list-item>
      </text:list>
      <text:p text:style-name="Horizontal_20_Line"/>
      <text:h text:style-name="Heading_20_3" text:outline-level="3">10. <text:span text:style-name="Strong_20_Emphasis">Lidocaïne</text:span></text:h>
      <text:list text:style-name="L10">
        <text:list-item>
          <text:p text:style-name="P20"><text:span text:style-name="Strong_20_Emphasis">Utilisation</text:span> : Anesthésique local et antiarythmique.</text:p>
        </text:list-item>
        <text:list-item>
          <text:p text:style-name="P20"><text:span text:style-name="Strong_20_Emphasis">Mécanisme d'action</text:span> : Bloque les canaux sodiques, inhibant la conduction nerveuse.</text:p>
        </text:list-item>
        <text:list-item>
          <text:p text:style-name="P20"><text:span text:style-name="Strong_20_Emphasis">Indications</text:span> : Anesthésie locale, traitement des arythmies cardiaques.</text:p>
        </text:list-item>
        <text:list-item>
          <text:p text:style-name="P21"><text:soft-page-break/><text:span text:style-name="Strong_20_Emphasis">Effets secondaires</text:span> : Réactions au site d'injection, nausées, étourdissements, toxicité en cas de surdosage.</text:p>
        </text:list-item>
      </text:list>
      <text:p text:style-name="Horizontal_20_Line"/>
      <text:h text:style-name="Heading_20_3" text:outline-level="3">11. <text:span text:style-name="Strong_20_Emphasis">Lorazépam</text:span></text:h>
      <text:list text:style-name="L11">
        <text:list-item>
          <text:p text:style-name="P22"><text:span text:style-name="Strong_20_Emphasis">Utilisation</text:span> : Benzodiazépine utilisée pour l'anxiété, l'insomnie et la sédation.</text:p>
        </text:list-item>
        <text:list-item>
          <text:p text:style-name="P22"><text:span text:style-name="Strong_20_Emphasis">Mécanisme d'action</text:span> : Agit sur les récepteurs GABA-A, produisant une sédation.</text:p>
        </text:list-item>
        <text:list-item>
          <text:p text:style-name="P22"><text:span text:style-name="Strong_20_Emphasis">Indications</text:span> : Anxiété, sédation préopératoire, traitement des convulsions.</text:p>
        </text:list-item>
        <text:list-item>
          <text:p text:style-name="P23"><text:span text:style-name="Strong_20_Emphasis">Effets secondaires</text:span> : Somnolence, confusion, dépression respiratoire, dépendance.</text:p>
        </text:list-item>
      </text:list>
      <text:p text:style-name="Horizontal_20_Line"/>
      <text:h text:style-name="Heading_20_3" text:outline-level="3">12. <text:span text:style-name="Strong_20_Emphasis">Nalpuphine</text:span></text:h>
      <text:list text:style-name="L12">
        <text:list-item>
          <text:p text:style-name="P24"><text:span text:style-name="Strong_20_Emphasis">Utilisation</text:span> : Analgésique opioïde.</text:p>
        </text:list-item>
        <text:list-item>
          <text:p text:style-name="P24"><text:span text:style-name="Strong_20_Emphasis">Mécanisme d'action</text:span> : Agit en tant qu'agoniste des récepteurs opioïdes mu et antagoniste des récepteurs kappa.</text:p>
        </text:list-item>
        <text:list-item>
          <text:p text:style-name="P24"><text:span text:style-name="Strong_20_Emphasis">Indications</text:span> : Gestion de la douleur modérée à sévère, souvent utilisée en anesthésie.</text:p>
        </text:list-item>
        <text:list-item>
          <text:p text:style-name="P25"><text:span text:style-name="Strong_20_Emphasis">Effets secondaires</text:span> : Nausées, somnolence, dépression respiratoire, risques de dépendance.</text:p>
        </text:list-item>
      </text:list>
      <text:p text:style-name="Horizontal_20_Line"/>
      <text:h text:style-name="Heading_20_3" text:outline-level="3">13. <text:span text:style-name="Strong_20_Emphasis">Naloxone</text:span></text:h>
      <text:list text:style-name="L13">
        <text:list-item>
          <text:p text:style-name="P26"><text:span text:style-name="Strong_20_Emphasis">Utilisation</text:span> : Antidote aux surdoses d'opioïdes.</text:p>
        </text:list-item>
        <text:list-item>
          <text:p text:style-name="P26"><text:span text:style-name="Strong_20_Emphasis">Mécanisme d'action</text:span> : Antagoniste des récepteurs opioïdes, inversant les effets d'une surdose.</text:p>
        </text:list-item>
        <text:list-item>
          <text:p text:style-name="P26"><text:span text:style-name="Strong_20_Emphasis">Indications</text:span> : Surdosage en opioïdes, prévention des décès dus à une surdose.</text:p>
        </text:list-item>
        <text:list-item>
          <text:p text:style-name="P27"><text:span text:style-name="Strong_20_Emphasis">Effets secondaires</text:span> : Symptômes de sevrage chez les utilisateurs d'opioïdes, agitation, nausées.</text:p>
        </text:list-item>
      </text:list>
      <text:p text:style-name="Horizontal_20_Line"/>
      <text:h text:style-name="Heading_20_3" text:outline-level="3">14. <text:span text:style-name="Strong_20_Emphasis">Nitroglycérine</text:span></text:h>
      <text:list text:style-name="L14">
        <text:list-item>
          <text:p text:style-name="P28"><text:span text:style-name="Strong_20_Emphasis">Utilisation</text:span> : Vasodilatateur utilisé pour traiter l'angine de poitrine et l'insuffisance cardiaque.</text:p>
        </text:list-item>
        <text:list-item>
          <text:p text:style-name="P28"><text:span text:style-name="Strong_20_Emphasis">Mécanisme d'action</text:span> : Relâchement des muscles lisses vasculaires, augmentant le flux sanguin et réduisant la charge sur le cœur.</text:p>
        </text:list-item>
        <text:list-item>
          <text:p text:style-name="P28"><text:span text:style-name="Strong_20_Emphasis">Indications</text:span> : Angine de poitrine, crise cardiaque, insuffisance cardiaque congestive.</text:p>
        </text:list-item>
        <text:list-item>
          <text:p text:style-name="P29"><text:span text:style-name="Strong_20_Emphasis">Effets secondaires</text:span> : Maux de tête, hypotension, rougeurs, étourdissements.</text:p>
        </text:list-item>
      </text:list>
      <text:p text:style-name="Horizontal_20_Line"/>
      <text:h text:style-name="Heading_20_3" text:outline-level="3">15. <text:span text:style-name="Strong_20_Emphasis">Noradrénaline (Norepinephrine)</text:span></text:h>
      <text:list text:style-name="L15">
        <text:list-item>
          <text:p text:style-name="P30"><text:span text:style-name="Strong_20_Emphasis">Utilisation</text:span> : Médicament vasopresseur utilisé en soins intensifs pour traiter l'hypotension sévère.</text:p>
        </text:list-item>
        <text:list-item>
          <text:p text:style-name="P30"><text:span text:style-name="Strong_20_Emphasis">Mécanisme d'action</text:span> : Agoniste des récepteurs alpha-adrénergiques et bêta-1, augmentant la pression artérielle et le débit cardiaque.</text:p>
        </text:list-item>
        <text:list-item>
          <text:p text:style-name="P30"><text:span text:style-name="Strong_20_Emphasis">Indications</text:span> : Choc septique, hypotension persistante.</text:p>
        </text:list-item>
        <text:list-item>
          <text:p text:style-name="P31"><text:span text:style-name="Strong_20_Emphasis">Effets secondaires</text:span> : Hypertension, arythmies, ischémie des extrémités, anxiété.</text:p>
        </text:list-item>
      </text:list>
      <text:p text:style-name="Horizontal_20_Line"><text:soft-page-break/></text:p>
      <text:p text:style-name="Text_20_body"/>
      <text:p text:style-name="P32"/>
      <text:p text:style-name="P32"/>
      <text:p text:style-name="P32"/>
      <text:p text:style-name="P32"/>
      <text:h text:style-name="P33" text:outline-level="3">Injecteurs</text:h>
      <text:h text:style-name="Heading_20_4" text:outline-level="4">1. <text:span text:style-name="Strong_20_Emphasis">Injecteur de Phenylephrine</text:span></text:h>
      <text:list text:style-name="L16">
        <text:list-item>
          <text:p text:style-name="P34"><text:span text:style-name="Strong_20_Emphasis">Utilisation</text:span> : Médicament vasoconstricteur utilisé pour traiter l'hypotension, en particulier pendant l'anesthésie.</text:p>
        </text:list-item>
        <text:list-item>
          <text:p text:style-name="P34"><text:span text:style-name="Strong_20_Emphasis">Mécanisme d'action</text:span> : Agoniste sélectif des récepteurs alpha-adrénergiques, provoquant une constriction des vaisseaux sanguins et une augmentation de la pression artérielle.</text:p>
        </text:list-item>
        <text:list-item>
          <text:p text:style-name="P34"><text:span text:style-name="Strong_20_Emphasis">Indications</text:span> : Hypotension durant la chirurgie ou l’anesthésie, décongestion nasale.</text:p>
        </text:list-item>
        <text:list-item>
          <text:p text:style-name="P35"><text:span text:style-name="Strong_20_Emphasis">Effets secondaires</text:span> : Hypertension, réflexe bradycardique, douleur au site d'injection.</text:p>
        </text:list-item>
      </text:list>
      <text:p text:style-name="Horizontal_20_Line"/>
      <text:h text:style-name="Heading_20_4" text:outline-level="4">2. <text:span text:style-name="Strong_20_Emphasis">Penthroxe (ou Penthotal)</text:span></text:h>
      <text:list text:style-name="L17">
        <text:list-item>
          <text:p text:style-name="P36"><text:span text:style-name="Strong_20_Emphasis">Utilisation</text:span> : Anesthésique général pour l'induction rapide de l'anesthésie.</text:p>
        </text:list-item>
        <text:list-item>
          <text:p text:style-name="P36"><text:span text:style-name="Strong_20_Emphasis">Mécanisme d'action</text:span> : Agit sur les récepteurs GABA, provoquant une sédation rapide.</text:p>
        </text:list-item>
        <text:list-item>
          <text:p text:style-name="P36"><text:span text:style-name="Strong_20_Emphasis">Indications</text:span> : Induction de l'anesthésie en chirurgie, sédation en soins intensifs.</text:p>
        </text:list-item>
        <text:list-item>
          <text:p text:style-name="P37"><text:span text:style-name="Strong_20_Emphasis">Effets secondaires</text:span> : Dépression respiratoire, hypotension, réactions allergiques.</text:p>
        </text:list-item>
      </text:list>
      <text:p text:style-name="Horizontal_20_Line"/>
      <text:h text:style-name="Heading_20_4" text:outline-level="4">3. <text:span text:style-name="Strong_20_Emphasis">Épinéphrine (Adrénaline)</text:span></text:h>
      <text:list text:style-name="L18">
        <text:list-item>
          <text:p text:style-name="P38"><text:span text:style-name="Strong_20_Emphasis">Utilisation</text:span> : Médicament d'urgence utilisé pour traiter les réactions allergiques sévères (anaphylaxie) et pour la réanimation cardiaque.</text:p>
        </text:list-item>
        <text:list-item>
          <text:p text:style-name="P38"><text:span text:style-name="Strong_20_Emphasis">Mécanisme d'action</text:span> : Agoniste des récepteurs alpha et bêta-adrénergiques, augmentant la fréquence cardiaque et la pression artérielle, et dilatant les voies respiratoires.</text:p>
        </text:list-item>
        <text:list-item>
          <text:p text:style-name="P38"><text:span text:style-name="Strong_20_Emphasis">Indications</text:span> : Anaphylaxie, arrêt cardiaque, asthme sévère.</text:p>
        </text:list-item>
        <text:list-item>
          <text:p text:style-name="P39"><text:span text:style-name="Strong_20_Emphasis">Effets secondaires</text:span> : Palpitations, anxiété, tremblements, hypertension.</text:p>
        </text:list-item>
      </text:list>
      <text:p text:style-name="Horizontal_20_Line"/>
      <text:h text:style-name="Heading_20_4" text:outline-level="4">4. <text:span text:style-name="Strong_20_Emphasis">Adenosine</text:span></text:h>
      <text:list text:style-name="L19">
        <text:list-item>
          <text:p text:style-name="P40"><text:span text:style-name="Strong_20_Emphasis">Utilisation</text:span> : Médicament antiarythmique utilisé pour traiter certaines tachycardies supraventriculaires.</text:p>
        </text:list-item>
        <text:list-item>
          <text:p text:style-name="P40"><text:span text:style-name="Strong_20_Emphasis">Mécanisme d'action</text:span> : Diminue la conduction électrique dans le nœud atrioventriculaire, ralentissant la fréquence cardiaque.</text:p>
        </text:list-item>
        <text:list-item>
          <text:p text:style-name="P40"><text:span text:style-name="Strong_20_Emphasis">Indications</text:span> : Tachycardie supraventriculaire paroxystique.</text:p>
        </text:list-item>
        <text:list-item>
          <text:p text:style-name="P41"><text:span text:style-name="Strong_20_Emphasis">Effets secondaires</text:span> : Sensation de chaleur, hypotension, bradycardie.</text:p>
        </text:list-item>
      </text:list>
      <text:p text:style-name="Horizontal_20_Line"/>
      <text:h text:style-name="Heading_20_4" text:outline-level="4"><text:soft-page-break/>5. <text:span text:style-name="Strong_20_Emphasis">Morphine</text:span></text:h>
      <text:list text:style-name="L20">
        <text:list-item>
          <text:p text:style-name="P42"><text:span text:style-name="Strong_20_Emphasis">Utilisation</text:span> : Analgésique opioïde puissant.</text:p>
        </text:list-item>
        <text:list-item>
          <text:p text:style-name="P42"><text:span text:style-name="Strong_20_Emphasis">Mécanisme d'action</text:span> : Se lie aux récepteurs opioïdes dans le système nerveux central, bloquant la transmission de la douleur.</text:p>
        </text:list-item>
        <text:list-item>
          <text:p text:style-name="P42"><text:span text:style-name="Strong_20_Emphasis">Indications</text:span> : Douleur aiguë et chronique, soins palliatifs.</text:p>
        </text:list-item>
        <text:list-item>
          <text:p text:style-name="P43"><text:span text:style-name="Strong_20_Emphasis">Effets secondaires</text:span> : Dépression respiratoire, constipation, dépendance.</text:p>
        </text:list-item>
      </text:list>
      <text:p text:style-name="Horizontal_20_Line"/>
      <text:h text:style-name="Heading_20_4" text:outline-level="4">6. <text:span text:style-name="Strong_20_Emphasis">Phenylephrine (médicament)</text:span></text:h>
      <text:list text:style-name="L21">
        <text:list-item>
          <text:p text:style-name="P44"><text:span text:style-name="Strong_20_Emphasis">Utilisation</text:span> : Déjà mentionné ci-dessus, mais souvent utilisé dans des formulations pour la décongestion nasale.</text:p>
        </text:list-item>
        <text:list-item>
          <text:p text:style-name="P44"><text:span text:style-name="Strong_20_Emphasis">Mécanisme d'action</text:span> : Vasoconstriction, soulageant la congestion.</text:p>
        </text:list-item>
        <text:list-item>
          <text:p text:style-name="P44"><text:span text:style-name="Strong_20_Emphasis">Indications</text:span> : Congestion nasale, hypotension.</text:p>
        </text:list-item>
        <text:list-item>
          <text:p text:style-name="P45"><text:span text:style-name="Strong_20_Emphasis">Effets secondaires</text:span> : Hypertension, effets cardiovasculaires.</text:p>
        </text:list-item>
      </text:list>
      <text:p text:style-name="Horizontal_20_Line"/>
      <text:h text:style-name="P46" text:outline-level="3">Dispositifs Médicaux</text:h>
      <text:h text:style-name="Heading_20_4" text:outline-level="4">1. <text:span text:style-name="Strong_20_Emphasis">AAT Kit (Antibiotic Antimicrobial Treatment Kit)</text:span></text:h>
      <text:list text:style-name="L22">
        <text:list-item>
          <text:p text:style-name="P47"><text:span text:style-name="Strong_20_Emphasis">Utilisation</text:span> : Kit de traitement contenant des antibiotiques et antimicrobiens pour le traitement des infections.</text:p>
        </text:list-item>
        <text:list-item>
          <text:p text:style-name="P47"><text:span text:style-name="Strong_20_Emphasis">Composition</text:span> : Varie selon le kit, mais inclut généralement des antibiotiques et des antiseptiques.</text:p>
        </text:list-item>
        <text:list-item>
          <text:p text:style-name="P47"><text:span text:style-name="Strong_20_Emphasis">Indications</text:span> : Infections bactériennes, prophylaxie en chirurgie.</text:p>
        </text:list-item>
        <text:list-item>
          <text:p text:style-name="P48"><text:span text:style-name="Strong_20_Emphasis">Effets secondaires</text:span> : Allergies aux antibiotiques, effets gastro-intestinaux.</text:p>
        </text:list-item>
      </text:list>
      <text:p text:style-name="Horizontal_20_Line"/>
      <text:h text:style-name="Heading_20_4" text:outline-level="4">2. <text:span text:style-name="Strong_20_Emphasis">AccuVac</text:span></text:h>
      <text:list text:style-name="L23">
        <text:list-item>
          <text:p text:style-name="P49"><text:span text:style-name="Strong_20_Emphasis">Utilisation</text:span> : Dispositif pour la collecte de liquides corporels (comme le sang).</text:p>
        </text:list-item>
        <text:list-item>
          <text:p text:style-name="P49"><text:span text:style-name="Strong_20_Emphasis">Mécanisme d'action</text:span> : Système de tubes à vide permettant de prélever des échantillons de sang avec une pression négative.</text:p>
        </text:list-item>
        <text:list-item>
          <text:p text:style-name="P49"><text:span text:style-name="Strong_20_Emphasis">Indications</text:span> : Analyses sanguines en laboratoire.</text:p>
        </text:list-item>
        <text:list-item>
          <text:p text:style-name="P50"><text:span text:style-name="Strong_20_Emphasis">Effets secondaires</text:span> : Hématomes au site de ponction, douleur.</text:p>
        </text:list-item>
      </text:list>
      <text:p text:style-name="Horizontal_20_Line"/>
      <text:h text:style-name="Heading_20_4" text:outline-level="4">3. <text:span text:style-name="Strong_20_Emphasis">AZD-X série</text:span></text:h>
      <text:list text:style-name="L24">
        <text:list-item>
          <text:p text:style-name="P51"><text:span text:style-name="Strong_20_Emphasis">Utilisation</text:span> : Dispositifs ou médicaments d'un certain type, potentiellement une série de produits utilisés en soins d'urgence ou hospitaliers.</text:p>
        </text:list-item>
        <text:list-item>
          <text:p text:style-name="P51"><text:span text:style-name="Strong_20_Emphasis">Indications</text:span> : Selon le produit spécifique, pour diverses applications médicales.</text:p>
        </text:list-item>
        <text:list-item>
          <text:p text:style-name="P52"><text:span text:style-name="Strong_20_Emphasis">Effets secondaires</text:span> : Dépendent du produit.</text:p>
        </text:list-item>
      </text:list>
      <text:p text:style-name="Horizontal_20_Line"/>
      <text:h text:style-name="Heading_20_4" text:outline-level="4"><text:soft-page-break/>4. <text:span text:style-name="Strong_20_Emphasis">BVM (Balloon Valve Mask) de poche</text:span></text:h>
      <text:list text:style-name="L25">
        <text:list-item>
          <text:p text:style-name="P53"><text:span text:style-name="Strong_20_Emphasis">Utilisation</text:span> : Dispositif de ventilation manuelle pour fournir de l'air ou de l'oxygène à un patient en détresse respiratoire.</text:p>
        </text:list-item>
        <text:list-item>
          <text:p text:style-name="P53"><text:span text:style-name="Strong_20_Emphasis">Mécanisme d'action</text:span> : Permet une ventilation assistée grâce à un ballon qui se comprime et décompressé pour insuffler de l'air.</text:p>
        </text:list-item>
        <text:list-item>
          <text:p text:style-name="P53"><text:span text:style-name="Strong_20_Emphasis">Indications</text:span> : Arrêt respiratoire, insuffisance respiratoire.</text:p>
        </text:list-item>
        <text:list-item>
          <text:p text:style-name="P54"><text:span text:style-name="Strong_20_Emphasis">Effets secondaires</text:span> : Peut entraîner une barotraumatisme si mal utilisé.</text:p>
        </text:list-item>
      </text:list>
      <text:p text:style-name="Horizontal_20_Line"/>
      <text:h text:style-name="Heading_20_4" text:outline-level="4">5. <text:span text:style-name="Strong_20_Emphasis">Canule de Guedel</text:span></text:h>
      <text:list text:style-name="L26">
        <text:list-item>
          <text:p text:style-name="P55"><text:span text:style-name="Strong_20_Emphasis">Utilisation</text:span> : Dispositif utilisé pour maintenir les voies respiratoires ouvertes.</text:p>
        </text:list-item>
        <text:list-item>
          <text:p text:style-name="P55"><text:span text:style-name="Strong_20_Emphasis">Mécanisme d'action</text:span> : Positionnée dans la bouche pour éviter que la langue ne bloque la trachée.</text:p>
        </text:list-item>
        <text:list-item>
          <text:p text:style-name="P55"><text:span text:style-name="Strong_20_Emphasis">Indications</text:span> : Réanimation, soins aux patients inconscients.</text:p>
        </text:list-item>
        <text:list-item>
          <text:p text:style-name="P56"><text:span text:style-name="Strong_20_Emphasis">Effets secondaires</text:span> : Irritation des voies respiratoires, risque de vomissements.</text:p>
        </text:list-item>
      </text:list>
      <text:p text:style-name="Horizontal_20_Line"/>
      <text:h text:style-name="Heading_20_4" text:outline-level="4">6. <text:span text:style-name="Strong_20_Emphasis">Canule nasale</text:span></text:h>
      <text:list text:style-name="L27">
        <text:list-item>
          <text:p text:style-name="P57"><text:span text:style-name="Strong_20_Emphasis">Utilisation</text:span> : Dispositif pour administrer de l'oxygène.</text:p>
        </text:list-item>
        <text:list-item>
          <text:p text:style-name="P57"><text:span text:style-name="Strong_20_Emphasis">Mécanisme d'action</text:span> : Fait passer l'oxygène directement dans les narines.</text:p>
        </text:list-item>
        <text:list-item>
          <text:p text:style-name="P57"><text:span text:style-name="Strong_20_Emphasis">Indications</text:span> : Hypoxie, détresse respiratoire légère.</text:p>
        </text:list-item>
        <text:list-item>
          <text:p text:style-name="P58"><text:span text:style-name="Strong_20_Emphasis">Effets secondaires</text:span> : Sécheresse nasale, inconfort.</text:p>
        </text:list-item>
      </text:list>
      <text:p text:style-name="Horizontal_20_Line"/>
      <text:h text:style-name="Heading_20_4" text:outline-level="4">7. <text:span text:style-name="Strong_20_Emphasis">Clamp</text:span></text:h>
      <text:list text:style-name="L28">
        <text:list-item>
          <text:p text:style-name="P59"><text:span text:style-name="Strong_20_Emphasis">Utilisation</text:span> : Instrument chirurgical pour saisir, pincer ou occlure des vaisseaux sanguins ou des tissus.</text:p>
        </text:list-item>
        <text:list-item>
          <text:p text:style-name="P59"><text:span text:style-name="Strong_20_Emphasis">Indications</text:span> : Chirurgie, soins d'urgence.</text:p>
        </text:list-item>
        <text:list-item>
          <text:p text:style-name="P60"><text:span text:style-name="Strong_20_Emphasis">Effets secondaires</text:span> : S'il est mal utilisé, il peut causer des lésions tissulaires.</text:p>
        </text:list-item>
      </text:list>
      <text:p text:style-name="Horizontal_20_Line"/>
      <text:h text:style-name="Heading_20_4" text:outline-level="4">8. <text:span text:style-name="Strong_20_Emphasis">FAST IO (Intraosseux)</text:span></text:h>
      <text:list text:style-name="L29">
        <text:list-item>
          <text:p text:style-name="P61"><text:span text:style-name="Strong_20_Emphasis">Utilisation</text:span> : Dispositif permettant l'accès intraveineux dans la moelle osseuse pour les situations d'urgence.</text:p>
        </text:list-item>
        <text:list-item>
          <text:p text:style-name="P61"><text:span text:style-name="Strong_20_Emphasis">Mécanisme d'action</text:span> : Insère un cathéter directement dans l'os pour administrer des médicaments et des liquides.</text:p>
        </text:list-item>
        <text:list-item>
          <text:p text:style-name="P61"><text:span text:style-name="Strong_20_Emphasis">Indications</text:span> : Situations où un accès IV est difficile ou impossible.</text:p>
        </text:list-item>
        <text:list-item>
          <text:p text:style-name="P62"><text:span text:style-name="Strong_20_Emphasis">Effets secondaires</text:span> : Douleur, infection au site d'insertion.</text:p>
        </text:list-item>
      </text:list>
      <text:p text:style-name="Horizontal_20_Line"/>
      <text:h text:style-name="Heading_20_4" text:outline-level="4">9. <text:span text:style-name="Strong_20_Emphasis">16G IV (cathéter intraveineux)</text:span></text:h>
      <text:list text:style-name="L30">
        <text:list-item>
          <text:p text:style-name="P63"><text:span text:style-name="Strong_20_Emphasis">Utilisation</text:span> : Cathéter intraveineux utilisé pour administrer des liquides, médicaments ou transfusions sanguines.</text:p>
        </text:list-item>
        <text:list-item>
          <text:p text:style-name="P63"><text:soft-page-break/><text:span text:style-name="Strong_20_Emphasis">Mécanisme d'action</text:span> : Inséré dans une veine pour un accès direct au système circulatoire.</text:p>
        </text:list-item>
        <text:list-item>
          <text:p text:style-name="P63"><text:span text:style-name="Strong_20_Emphasis">Indications</text:span> : Réanimation, transfusions, administration de médicaments.</text:p>
        </text:list-item>
        <text:list-item>
          <text:p text:style-name="P64"><text:span text:style-name="Strong_20_Emphasis">Effets secondaires</text:span> : Infection, phlébite, hématome.</text:p>
        </text:list-item>
      </text:list>
      <text:p text:style-name="Horizontal_20_Line"/>
      <text:h text:style-name="Heading_20_4" text:outline-level="4">10. <text:span text:style-name="Strong_20_Emphasis">Échographie portable</text:span></text:h>
      <text:list text:style-name="L31">
        <text:list-item>
          <text:p text:style-name="P65"><text:span text:style-name="Strong_20_Emphasis">Utilisation</text:span> : Appareil d'échographie permettant des examens à la fois rapides et mobiles.</text:p>
        </text:list-item>
        <text:list-item>
          <text:p text:style-name="P65"><text:span text:style-name="Strong_20_Emphasis">Indications</text:span> : Diagnostic d'urgence, évaluation des organes internes.</text:p>
        </text:list-item>
        <text:list-item>
          <text:p text:style-name="P66"><text:span text:style-name="Strong_20_Emphasis">Effets secondaires</text:span> : Aucun, mais une mauvaise utilisation peut entraîner des interprétations erronées.</text:p>
        </text:list-item>
      </text:list>
      <text:p text:style-name="Horizontal_20_Line"/>
      <text:h text:style-name="Heading_20_4" text:outline-level="4">11. <text:span text:style-name="Strong_20_Emphasis">Garrot</text:span></text:h>
      <text:list text:style-name="L32">
        <text:list-item>
          <text:p text:style-name="P67"><text:span text:style-name="Strong_20_Emphasis">Utilisation</text:span> : Dispositif utilisé pour arrêter le saignement d'une extrémité.</text:p>
        </text:list-item>
        <text:list-item>
          <text:p text:style-name="P67"><text:span text:style-name="Strong_20_Emphasis">Mécanisme d'action</text:span> : Applique une pression pour comprimer les vaisseaux sanguins.</text:p>
        </text:list-item>
        <text:list-item>
          <text:p text:style-name="P67"><text:span text:style-name="Strong_20_Emphasis">Indications</text:span> : Hémorragie sévère.</text:p>
        </text:list-item>
        <text:list-item>
          <text:p text:style-name="P68"><text:span text:style-name="Strong_20_Emphasis">Effets secondaires</text:span> : Dommages aux tissus si utilisé trop longtemps.</text:p>
        </text:list-item>
      </text:list>
      <text:p text:style-name="Horizontal_20_Line"/>
      <text:h text:style-name="Heading_20_4" text:outline-level="4">12. <text:span text:style-name="Strong_20_Emphasis">NCD Kit (Nasal Continuous Device)</text:span></text:h>
      <text:list text:style-name="L33">
        <text:list-item>
          <text:p text:style-name="P69"><text:span text:style-name="Strong_20_Emphasis">Utilisation</text:span> : Dispositif utilisé pour administrer un flux continu d'oxygène par voie nasale.</text:p>
        </text:list-item>
        <text:list-item>
          <text:p text:style-name="P69"><text:span text:style-name="Strong_20_Emphasis">Indications</text:span> : Hypoxie, détresse respiratoire.</text:p>
        </text:list-item>
        <text:list-item>
          <text:p text:style-name="P70"><text:span text:style-name="Strong_20_Emphasis">Effets secondaires</text:span> : Sécheresse nasale, inconfort.</text:p>
        </text:list-item>
      </text:list>
      <text:p text:style-name="Horizontal_20_Line"/>
      <text:h text:style-name="Heading_20_4" text:outline-level="4">13. <text:span text:style-name="Strong_20_Emphasis">Oxymètre de pouls</text:span></text:h>
      <text:list text:style-name="L34">
        <text:list-item>
          <text:p text:style-name="P71"><text:span text:style-name="Strong_20_Emphasis">Utilisation</text:span> : Appareil pour mesurer la saturation en oxygène du sang.</text:p>
        </text:list-item>
        <text:list-item>
          <text:p text:style-name="P71"><text:span text:style-name="Strong_20_Emphasis">Mécanisme d'action</text:span> : Utilise des lumières infrarouges pour évaluer la saturation en oxygène.</text:p>
        </text:list-item>
        <text:list-item>
          <text:p text:style-name="P71"><text:span text:style-name="Strong_20_Emphasis">Indications</text:span> : Suivi des patients en détresse respiratoire.</text:p>
        </text:list-item>
        <text:list-item>
          <text:p text:style-name="P72"><text:span text:style-name="Strong_20_Emphasis">Effets secondaires</text:span> : Aucun, mais des erreurs de lecture peuvent se produire si mal positionné.</text:p>
        </text:list-item>
      </text:list>
      <text:p text:style-name="Horizontal_20_Line"/>
      <text:h text:style-name="Heading_20_4" text:outline-level="4">14. <text:span text:style-name="Strong_20_Emphasis">Pancement sous vide</text:span></text:h>
      <text:list text:style-name="L35">
        <text:list-item>
          <text:p text:style-name="P73"><text:span text:style-name="Strong_20_Emphasis">Utilisation</text:span> : Dispositif utilisé pour favoriser la cicatrisation des plaies en créant un environnement sous vide.</text:p>
        </text:list-item>
        <text:list-item>
          <text:p text:style-name="P73"><text:span text:style-name="Strong_20_Emphasis">Indications</text:span> : Plaies chirurgicales, ulcères, blessures complexes.</text:p>
        </text:list-item>
        <text:list-item>
          <text:p text:style-name="P74"><text:span text:style-name="Strong_20_Emphasis">Effets secondaires</text:span> : Douleur, irritation cutanée, risque d'infection si non entretenu.</text:p>
        </text:list-item>
      </text:list>
      <text:p text:style-name="Horizontal_20_Line"/>
      <text:h text:style-name="Heading_20_4" text:outline-level="4">15. <text:span text:style-name="Strong_20_Emphasis">Pancement thoracique</text:span></text:h>
      <text:list text:style-name="L36">
        <text:list-item>
          <text:p text:style-name="P75"><text:span text:style-name="Strong_20_Emphasis">Utilisation</text:span> : Utilisé pour traiter les blessures thoraciques, telles que les pneumothorax.</text:p>
        </text:list-item>
        <text:list-item>
          <text:p text:style-name="P75"><text:soft-page-break/><text:span text:style-name="Strong_20_Emphasis">Indications</text:span> : Traumatismes thoraciques, plaies ouvertes au thorax.</text:p>
        </text:list-item>
        <text:list-item>
          <text:p text:style-name="P76"><text:span text:style-name="Strong_20_Emphasis">Effets secondaires</text:span> : Infection, douleur, mauvaise adhésion au site de la plaie.</text:p>
        </text:list-item>
      </text:list>
      <text:p text:style-name="Horizontal_20_Line"/>
      <text:h text:style-name="Heading_20_4" text:outline-level="4">16. <text:span text:style-name="Strong_20_Emphasis">Plaque à SO (Stabilisateur d'Ouverture)</text:span></text:h>
      <text:list text:style-name="L37">
        <text:list-item>
          <text:p text:style-name="P77"><text:span text:style-name="Strong_20_Emphasis">Utilisation</text:span> : Dispositif utilisé pour maintenir une ouverture dans une plaie ou une incision chirurgicale.</text:p>
        </text:list-item>
        <text:list-item>
          <text:p text:style-name="P77"><text:span text:style-name="Strong_20_Emphasis">Indications</text:span> : Chirurgie, traitement des blessures.</text:p>
        </text:list-item>
        <text:list-item>
          <text:p text:style-name="P78"><text:span text:style-name="Strong_20_Emphasis">Effets secondaires</text:span> : Irritation, infections si mal utilisé.</text:p>
        </text:list-item>
      </text:list>
      <text:p text:style-name="Horizontal_20_Line"/>
      <text:h text:style-name="Heading_20_4" text:outline-level="4">17. <text:span text:style-name="Strong_20_Emphasis">Pompe d'aspiration manuelle</text:span></text:h>
      <text:list text:style-name="L38">
        <text:list-item>
          <text:p text:style-name="P79"><text:span text:style-name="Strong_20_Emphasis">Utilisation</text:span> : Dispositif utilisé pour aspirer des liquides ou des sécrétions des voies respiratoires.</text:p>
        </text:list-item>
        <text:list-item>
          <text:p text:style-name="P79"><text:span text:style-name="Strong_20_Emphasis">Indications</text:span> : Détresse respiratoire, obstruction des voies respiratoires.</text:p>
        </text:list-item>
        <text:list-item>
          <text:p text:style-name="P80"><text:span text:style-name="Strong_20_Emphasis">Effets secondaires</text:span> : Dommages aux tissus si mal utilisé.</text:p>
        </text:list-item>
      </text:list>
      <text:p text:style-name="Horizontal_20_Line"/>
      <text:h text:style-name="Heading_20_4" text:outline-level="4">18. <text:span text:style-name="Strong_20_Emphasis">Retracteur</text:span></text:h>
      <text:list text:style-name="L39">
        <text:list-item>
          <text:p text:style-name="P81"><text:span text:style-name="Strong_20_Emphasis">Utilisation</text:span> : Instrument chirurgical utilisé pour maintenir les bords d'une incision ouverts.</text:p>
        </text:list-item>
        <text:list-item>
          <text:p text:style-name="P81"><text:span text:style-name="Strong_20_Emphasis">Indications</text:span> : Chirurgie pour améliorer la visibilité.</text:p>
        </text:list-item>
        <text:list-item>
          <text:p text:style-name="P82"><text:span text:style-name="Strong_20_Emphasis">Effets secondaires</text:span> : Dommages aux tissus si mal positionné.</text:p>
        </text:list-item>
      </text:list>
      <text:p text:style-name="Horizontal_20_Line"/>
      <text:h text:style-name="Heading_20_4" text:outline-level="4">19. <text:span text:style-name="Strong_20_Emphasis">Scalpel</text:span></text:h>
      <text:list text:style-name="L40">
        <text:list-item>
          <text:p text:style-name="P83"><text:span text:style-name="Strong_20_Emphasis">Utilisation</text:span> : Instrument chirurgical utilisé pour faire des incisions précises dans la peau ou les tissus.</text:p>
        </text:list-item>
        <text:list-item>
          <text:p text:style-name="P83"><text:span text:style-name="Strong_20_Emphasis">Indications</text:span> : Chirurgie, dissections.</text:p>
        </text:list-item>
        <text:list-item>
          <text:p text:style-name="P84"><text:span text:style-name="Strong_20_Emphasis">Effets secondaires</text:span> : Coupures accidentelles, infections si mal utilisé.</text:p>
        </text:list-item>
      </text:list>
      <text:p text:style-name="Horizontal_20_Line"/>
      <text:h text:style-name="Heading_20_4" text:outline-level="4">20. <text:span text:style-name="Strong_20_Emphasis">Stéthoscope</text:span></text:h>
      <text:list text:style-name="L41">
        <text:list-item>
          <text:p text:style-name="P85"><text:span text:style-name="Strong_20_Emphasis">Utilisation</text:span> : Appareil utilisé pour écouter les sons internes du corps, comme le cœur et les poumons.</text:p>
        </text:list-item>
        <text:list-item>
          <text:p text:style-name="P85"><text:span text:style-name="Strong_20_Emphasis">Indications</text:span> : Examen physique, évaluation cardiaque et respiratoire.</text:p>
        </text:list-item>
        <text:list-item>
          <text:p text:style-name="P86"><text:span text:style-name="Strong_20_Emphasis">Effets secondaires</text:span> : Aucun, mais une mauvaise utilisation peut entraîner des interprétations erronées.</text:p>
        </text:list-item>
      </text:list>
      <text:p text:style-name="Horizontal_20_Line"/>
      <text:h text:style-name="Heading_20_4" text:outline-level="4">21. <text:span text:style-name="Strong_20_Emphasis">Suture</text:span></text:h>
      <text:list text:style-name="L42">
        <text:list-item>
          <text:p text:style-name="P87"><text:span text:style-name="Strong_20_Emphasis">Utilisation</text:span> : Matériau utilisé pour fermer les plaies ou incisions chirurgicales.</text:p>
        </text:list-item>
        <text:list-item>
          <text:p text:style-name="P87"><text:span text:style-name="Strong_20_Emphasis">Indications</text:span> : Réparation des tissus après une chirurgie ou une blessure.</text:p>
        </text:list-item>
        <text:list-item>
          <text:p text:style-name="P88"><text:span text:style-name="Strong_20_Emphasis">Effets secondaires</text:span> : Infection, irritation au site de la suture.</text:p>
        </text:list-item>
      </text:list>
      <text:p text:style-name="Horizontal_20_Line"><text:soft-page-break/></text:p>
      <text:h text:style-name="Heading_20_4" text:outline-level="4">22. <text:span text:style-name="Strong_20_Emphasis">Tube laryngé</text:span></text:h>
      <text:list text:style-name="L43">
        <text:list-item>
          <text:p text:style-name="P89"><text:span text:style-name="Strong_20_Emphasis">Utilisation</text:span> : Dispositif utilisé pour établir une voie respiratoire en cas d'urgence.</text:p>
        </text:list-item>
        <text:list-item>
          <text:p text:style-name="P89"><text:span text:style-name="Strong_20_Emphasis">Indications</text:span> : Arrêt respiratoire, détresse respiratoire.</text:p>
        </text:list-item>
        <text:list-item>
          <text:p text:style-name="P90"><text:span text:style-name="Strong_20_Emphasis">Effets secondaires</text:span> : Lésions des voies respiratoires, irritation.</text:p>
        </text:list-item>
      </text:list>
      <text:p text:style-name="Horizontal_20_Line"/>
      <text:h text:style-name="Heading_20_4" text:outline-level="4">23. <text:span text:style-name="Strong_20_Emphasis">Unité REBOA (Resuscitative Endovascular Balloon Occlusion of the Aorta)</text:span></text:h>
      <text:list text:style-name="L44">
        <text:list-item>
          <text:p text:style-name="P91"><text:span text:style-name="Strong_20_Emphasis">Utilisation</text:span> : Technique utilisée pour contrôler les saignements en occluant l'aorte à l'aide d'un ballon.</text:p>
        </text:list-item>
        <text:list-item>
          <text:p text:style-name="P91"><text:span text:style-name="Strong_20_Emphasis">Indications</text:span> : Choc hémorragique, traumatismes majeurs.</text:p>
        </text:list-item>
        <text:list-item>
          <text:p text:style-name="P92"><text:span text:style-name="Strong_20_Emphasis">Effets secondaires</text:span> : Ischémie des organes, complications vasculaires.</text:p>
        </text:list-item>
      </text:list>
      <text:p text:style-name="Horizontal_20_Line"/>
      <text:h text:style-name="Heading_20_3" text:outline-level="3">Notes pour le personnel non médical :</text:h>
      <text:list text:style-name="L45">
        <text:list-item>
          <text:p text:style-name="P93"><text:span text:style-name="Strong_20_Emphasis">Formation et supervision</text:span> : Assurez-vous d'être formé et supervisé lors de l'utilisation de ces médicaments et dispositifs.</text:p>
        </text:list-item>
        <text:list-item>
          <text:p text:style-name="P93"><text:span text:style-name="Strong_20_Emphasis">Suivi des patients</text:span> : Observez attentivement les patients pour détecter toute réaction indésirable ou besoin d'ajustement de traitement.</text:p>
        </text:list-item>
        <text:list-item>
          <text:p text:style-name="P94"><text:span text:style-name="Strong_20_Emphasis">Consulter les professionnels de santé</text:span> : En cas de doute, n'hésitez pas à demander de l'aide ou des conseils aux médecins ou infirmières qualifiés.</text:p>
        </text:list-item>
      </text:list>
      <text:p text:style-name="P95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1:11:17.730000000</meta:creation-date>
    <dc:date>2024-09-27T11:36:36.066000000</dc:date>
    <meta:editing-duration>PT51S</meta:editing-duration>
    <meta:editing-cycles>1</meta:editing-cycles>
    <meta:generator>LibreOffice/24.8.1.2$Windows_X86_64 LibreOffice_project/87fa9aec1a63e70835390b81c40bb8993f1d4ff6</meta:generator>
    <meta:document-statistic meta:table-count="0" meta:image-count="0" meta:object-count="0" meta:page-count="9" meta:paragraph-count="213" meta:word-count="2146" meta:character-count="15085" meta:non-whitespace-character-count="13313"/>
  </office:meta>
</office:document-meta>
</file>